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66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6666ff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8cm" fo:min-width="0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-color="#006600" draw:textarea-vertical-align="middle"/>
    </style:style>
    <style:style style:name="gr13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ffff99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99" fo:font-size="11pt" style:font-size-asian="11pt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67cm" svg:height="1.651cm" svg:x="7.293cm" svg:y="4.556cm">
          <text:p text:style-name="P1">Int main()</text:p>
        </draw:rect>
        <draw:custom-shape draw:style-name="gr2" draw:text-style-name="P1" draw:layer="layout" svg:width="3.556cm" svg:height="1.778cm" svg:x="1.508cm" svg:y="4.429cm">
          <text:p text:style-name="P1">Brain</text:p>
          <text:p text:style-name="P1">Clas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3" draw:text-style-name="P1" draw:layer="layout" svg:x1="4.683cm" svg:y1="5.318cm" svg:x2="7.242cm" svg:y2="5.33cm">
          <text:p/>
        </draw:line>
        <draw:frame draw:style-name="gr4" draw:text-style-name="P2" draw:layer="layout" svg:width="5.535cm" svg:height="0.963cm" svg:x="1cm" svg:y="6.4cm">
          <draw:text-box>
            <text:p text:style-name="P2">Public Inheritance</text:p>
          </draw:text-box>
        </draw:frame>
        <draw:rect draw:style-name="gr1" draw:text-style-name="P1" draw:layer="layout" svg:width="3.79cm" svg:height="2.54cm" svg:x="7.37cm" svg:y="1.254cm">
          <text:p text:style-name="P1">Includes</text:p>
        </draw:rect>
        <draw:line draw:style-name="gr3" draw:text-style-name="P1" draw:layer="layout" svg:x1="9.182cm" svg:y1="3.794cm" svg:x2="9.182cm" svg:y2="4.683cm">
          <text:p/>
        </draw:line>
        <draw:rect draw:style-name="gr5" draw:text-style-name="P1" draw:layer="layout" svg:width="3.796cm" svg:height="1.778cm" svg:x="7.395cm" svg:y="12.898cm">
          <text:p text:style-name="P1">Get Input</text:p>
          <text:p text:style-name="P1">Data</text:p>
        </draw:rect>
        <draw:circle draw:style-name="gr6" draw:text-style-name="P1" draw:layer="layout" svg:width="0.635cm" svg:height="0.635cm" svg:x="8.882cm" svg:y="10.428cm">
          <text:p/>
        </draw:circle>
        <draw:line draw:style-name="gr7" draw:text-style-name="P1" draw:layer="layout" svg:x1="9.182cm" svg:y1="6.207cm" svg:x2="9.182cm" svg:y2="7.096cm">
          <text:p/>
        </draw:line>
        <draw:line draw:style-name="gr7" draw:text-style-name="P1" draw:layer="layout" svg:x1="9.239cm" svg:y1="11.163cm" svg:x2="9.234cm" svg:y2="12.904cm">
          <text:p/>
        </draw:line>
        <draw:custom-shape draw:style-name="gr8" draw:text-style-name="P1" draw:layer="layout" svg:width="3.302cm" svg:height="2.794cm" svg:x="7.601cm" svg:y="20.133cm">
          <text:p text:style-name="P1">=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3.832cm" svg:height="1.651cm" svg:x="7.37cm" svg:y="7.167cm">
          <text:p text:style-name="P1">Recover</text:p>
          <text:p text:style-name="P1">Memories</text:p>
        </draw:rect>
        <draw:line draw:style-name="gr7" draw:text-style-name="P1" draw:layer="layout" svg:x1="9.234cm" svg:y1="8.849cm" svg:x2="9.234cm" svg:y2="10.481cm">
          <text:p/>
        </draw:line>
        <draw:line draw:style-name="gr7" draw:text-style-name="P1" draw:layer="layout" svg:x1="9.385cm" svg:y1="14.791cm" svg:x2="9.385cm" svg:y2="16.168cm">
          <text:p/>
        </draw:line>
        <draw:rect draw:style-name="gr1" draw:text-style-name="P1" draw:layer="layout" svg:width="3.851cm" svg:height="2.55cm" svg:x="7.395cm" svg:y="16.245cm">
          <text:p text:style-name="P1">Call Process</text:p>
          <text:p text:style-name="P1">User Input</text:p>
          <text:p text:style-name="P1"/>
        </draw:rect>
        <draw:line draw:style-name="gr7" draw:text-style-name="P1" draw:layer="layout" svg:x1="9.232cm" svg:y1="18.872cm" svg:x2="9.232cm" svg:y2="20.172cm">
          <text:p/>
        </draw:line>
        <draw:circle draw:style-name="gr6" draw:text-style-name="P1" draw:layer="layout" svg:width="0.635cm" svg:height="0.635cm" svg:x="2.583cm" svg:y="10.429cm">
          <text:p/>
        </draw:circle>
        <draw:circle draw:style-name="gr6" draw:text-style-name="P1" draw:layer="layout" svg:width="0.635cm" svg:height="0.635cm" svg:x="2.583cm" svg:y="21.229cm">
          <text:p/>
        </draw:circle>
        <draw:line draw:style-name="gr7" draw:text-style-name="P1" draw:layer="layout" svg:x1="7.701cm" svg:y1="21.575cm" svg:x2="3.06cm" svg:y2="21.575cm">
          <text:p/>
        </draw:line>
        <draw:frame draw:style-name="gr4" draw:layer="layout" svg:width="1.311cm" svg:height="0.963cm" svg:x="6.401cm" svg:y="21.677cm">
          <draw:text-box>
            <text:p>No</text:p>
          </draw:text-box>
        </draw:frame>
        <draw:line draw:style-name="gr7" draw:text-style-name="P1" draw:layer="layout" svg:x1="2.882cm" svg:y1="21.065cm" svg:x2="2.856cm" svg:y2="11.195cm">
          <text:p/>
        </draw:line>
        <draw:line draw:style-name="gr7" draw:text-style-name="P1" draw:layer="layout" svg:x1="3.239cm" svg:y1="10.711cm" svg:x2="8.823cm" svg:y2="10.736cm">
          <text:p/>
        </draw:line>
        <draw:rect draw:style-name="gr1" draw:text-style-name="P1" draw:layer="layout" svg:width="3.877cm" svg:height="2.499cm" svg:x="7.293cm" svg:y="23.896cm">
          <text:p text:style-name="P1"><text:span text:style-name="T1">Save Memories</text:span></text:p>
          <text:p text:style-name="P1"><text:span text:style-name="T1">&amp; Exit</text:span></text:p>
        </draw:rect>
        <draw:line draw:style-name="gr7" draw:text-style-name="P1" draw:layer="layout" svg:x1="9.257cm" svg:y1="22.952cm" svg:x2="9.283cm" svg:y2="23.972cm">
          <text:p/>
        </draw:line>
        <draw:frame draw:style-name="gr9" draw:layer="layout" svg:width="1.535cm" svg:height="0.963cm" svg:x="9.487cm" svg:y="22.85cm">
          <draw:text-box>
            <text:p>Yes</text:p>
          </draw:text-box>
        </draw:frame>
        <draw:frame draw:style-name="gr4" draw:text-style-name="P3" draw:layer="layout" svg:width="7.61cm" svg:height="1.276cm" svg:x="12.521cm" svg:y="3.443cm">
          <draw:text-box>
            <text:p text:style-name="P3">Sophie::Main.cpp</text:p>
          </draw:text-box>
        </draw:frame>
        <draw:custom-shape draw:style-name="gr10" draw:text-style-name="P1" draw:layer="layout" svg:width="4.233cm" svg:height="1.836cm" svg:x="12.343cm" svg:y="16.092cm">
          <text:p text:style-name="P1"><text:span text:style-name="T2">See Next </text:span></text:p>
          <text:p text:style-name="P1"><text:span text:style-name="T2">Page</text:span></text:p>
          <text:p text:style-name="P1"><text:span text:style-name="T3">c_Brain.h::ProcessUserInput()</text:span></text:p>
          <draw:enhanced-geometry svg:viewBox="0 0 21600 21600" draw:text-areas="800 800 20800 20800" draw:type="round-rectangular-callout" draw:modifiers="-5458.66792631082 24892.32444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6.095cm" svg:height="4.259cm" svg:x="13.261cm" svg:y="20.963cm">
          <text:p text:style-name="P1"><text:span text:style-name="T4">Checking for “end” after</text:span></text:p>
          <text:p text:style-name="P1"><text:span text:style-name="T4">The Process call allows</text:span></text:p>
          <text:p text:style-name="P1"><text:span text:style-name="T4">the input data to be </text:span></text:p>
          <text:p text:style-name="P1"><text:span text:style-name="T4">changed to “end” by the</text:span></text:p>
          <text:p text:style-name="P1"><text:span text:style-name="T4">previous process.</text:span></text:p>
          <draw:enhanced-geometry svg:viewBox="0 0 21600 21600" draw:text-areas="800 800 20800 20800" draw:type="round-rectangular-callout" draw:modifiers="-10208.2677165354 5435.49295774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.494cm" svg:height="1.174cm" svg:x="12.062cm" svg:y="11.246cm">
          <text:p text:style-name="P1"><text:span text:style-name="T2">Currently,</text:span></text:p>
          <text:p text:style-name="P1"><text:span text:style-name="T2">Console input</text:span></text:p>
          <draw:enhanced-geometry svg:viewBox="0 0 21600 21600" draw:text-areas="800 800 20800 20800" draw:type="round-rectangular-callout" draw:modifiers="-5197.59656652361 47354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4" draw:layer="layout" svg:width="3.927cm" svg:height="0.816cm" svg:x="3.315cm" svg:y="13.363cm">
          <text:p text:style-name="P4"><text:span text:style-name="T5">Verbose Point</text:span></text:p>
          <text:p text:style-name="P4"><text:span text:style-name="T5">Main.cpp</text:span></text:p>
        </draw:rect>
      </draw:page>
      <draw:page draw:name="page2" draw:style-name="dp1" draw:master-page-name="Default">
        <draw:circle draw:style-name="gr6" draw:text-style-name="P1" draw:layer="layout" svg:width="0.635cm" svg:height="0.635cm" svg:x="8.291cm" svg:y="7.063cm">
          <text:p/>
        </draw:circle>
        <draw:frame draw:style-name="gr4" draw:text-style-name="P3" draw:layer="layout" svg:width="7.762cm" svg:height="1.276cm" svg:x="12.139cm" svg:y="2.015cm">
          <draw:text-box>
            <text:p text:style-name="P3">Sophie::c_Brain.h</text:p>
          </draw:text-box>
        </draw:frame>
        <draw:custom-shape draw:style-name="gr2" draw:text-style-name="P1" draw:layer="layout" svg:width="3.556cm" svg:height="1.778cm" svg:x="1cm" svg:y="2.313cm">
          <text:p text:style-name="P1"><text:span text:style-name="T6">Cerebellum</text:span></text:p>
          <text:p text:style-name="P1"><text:span text:style-name="T6">Cla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4" draw:text-style-name="P2" draw:layer="layout" svg:width="4.422cm" svg:height="0.801cm" svg:x="1cm" svg:y="1.25cm">
          <draw:text-box>
            <text:p text:style-name="P2"><text:span text:style-name="T7">Public Inheritance</text:span></text:p>
          </draw:text-box>
        </draw:frame>
        <draw:rect draw:style-name="gr1" draw:text-style-name="P1" draw:layer="layout" svg:width="7.625cm" svg:height="1.651cm" svg:x="4.82cm" svg:y="3.486cm">
          <text:p text:style-name="P1">ProcessUserInput()</text:p>
        </draw:rect>
        <draw:rect draw:style-name="gr12" draw:text-style-name="P4" draw:layer="layout" svg:width="3.927cm" svg:height="0.816cm" svg:x="6.555cm" svg:y="2.61cm">
          <text:p text:style-name="P4"><text:span text:style-name="T5">Verbose Point</text:span></text:p>
          <text:p text:style-name="P4"><text:span text:style-name="T5">ProcessUserInput</text:span></text:p>
        </draw:rect>
        <draw:rect draw:style-name="gr1" draw:text-style-name="P1" draw:layer="layout" svg:width="7.599cm" svg:height="0.867cm" svg:x="4.826cm" svg:y="5.152cm">
          <text:p text:style-name="P1"><text:span text:style-name="T8">Create CommandCheckSentence</text:span></text:p>
        </draw:rect>
        <draw:line draw:style-name="gr7" draw:text-style-name="P1" draw:layer="layout" svg:x1="8.615cm" svg:y1="6.054cm" svg:x2="8.615cm" svg:y2="7.091cm">
          <text:p/>
        </draw:line>
        <draw:rect draw:style-name="gr1" draw:text-style-name="P1" draw:layer="layout" svg:width="7.599cm" svg:height="0.867cm" svg:x="4.827cm" svg:y="8.653cm">
          <text:p text:style-name="P1"><text:span text:style-name="T8">CommandCheckSentence.Parse()</text:span></text:p>
        </draw:rect>
        <draw:line draw:style-name="gr7" draw:text-style-name="P1" draw:layer="layout" svg:x1="8.615cm" svg:y1="7.654cm" svg:x2="8.615cm" svg:y2="8.691cm">
          <text:p/>
        </draw:line>
        <draw:rect draw:style-name="gr1" draw:text-style-name="P1" draw:layer="layout" svg:width="7.599cm" svg:height="0.867cm" svg:x="4.828cm" svg:y="9.454cm">
          <text:p text:style-name="P1"><text:span text:style-name="T8">Call CommandTrap()</text:span></text:p>
        </draw:rect>
        <draw:rect draw:style-name="gr1" draw:text-style-name="P1" draw:layer="layout" svg:width="3.765cm" svg:height="0.867cm" svg:x="4.829cm" svg:y="10.255cm">
          <text:p text:style-name="P1"><text:span text:style-name="T8">Command Executed</text:span></text:p>
        </draw:rect>
        <draw:rect draw:style-name="gr1" draw:text-style-name="P1" draw:layer="layout" svg:width="3.892cm" svg:height="0.867cm" svg:x="8.53cm" svg:y="10.256cm">
          <text:p text:style-name="P1"><text:span text:style-name="T8">No Command</text:span></text:p>
        </draw:rect>
        <draw:line draw:style-name="gr7" draw:text-style-name="P1" draw:layer="layout" svg:x1="4.81cm" svg:y1="10.652cm" svg:x2="3.54cm" svg:y2="10.652cm">
          <text:p/>
        </draw:line>
        <draw:line draw:style-name="gr7" draw:text-style-name="P1" draw:layer="layout" svg:x1="9.896cm" svg:y1="11.178cm" svg:x2="9.922cm" svg:y2="12.383cm">
          <text:p/>
        </draw:line>
        <draw:rect draw:style-name="gr1" draw:text-style-name="P1" draw:layer="layout" svg:width="7.599cm" svg:height="0.867cm" svg:x="4.828cm" svg:y="12.454cm">
          <text:p text:style-name="P1"><text:span text:style-name="T8">Normal Parse() call</text:span></text:p>
        </draw:rect>
        <draw:rect draw:style-name="gr1" draw:text-style-name="P1" draw:layer="layout" svg:width="7.599cm" svg:height="0.867cm" svg:x="4.828cm" svg:y="8.654cm">
          <text:p text:style-name="P1"><text:span text:style-name="T8">CommandCheckSentence.Parse()</text:span></text:p>
        </draw:rect>
        <draw:rect draw:style-name="gr1" draw:text-style-name="P1" draw:layer="layout" svg:width="7.599cm" svg:height="0.867cm" svg:x="4.829cm" svg:y="13.255cm">
          <text:p text:style-name="P1"><text:span text:style-name="T8">Save data to Long and Short term memory</text:span></text:p>
        </draw:rect>
        <draw:rect draw:style-name="gr1" draw:text-style-name="P1" draw:layer="layout" svg:width="7.599cm" svg:height="0.867cm" svg:x="4.83cm" svg:y="14.056cm">
          <text:p text:style-name="P1"><text:span text:style-name="T8">Call</text:span></text:p>
          <text:p text:style-name="P1"><text:span text:style-name="T8">GatherAndSetAllSentenceData()</text:span></text:p>
        </draw:rect>
        <draw:rect draw:style-name="gr1" draw:text-style-name="P1" draw:layer="layout" svg:width="7.599cm" svg:height="0.867cm" svg:x="4.83cm" svg:y="13.256cm">
          <text:p text:style-name="P1"><text:span text:style-name="T8">Save data to Long and Short term memory</text:span></text:p>
        </draw:rect>
        <draw:rect draw:style-name="gr1" draw:text-style-name="P1" draw:layer="layout" svg:width="7.599cm" svg:height="0.867cm" svg:x="4.83cm" svg:y="13.256cm">
          <text:p text:style-name="P1"><text:span text:style-name="T8">Save data to Long and Short term memory</text:span></text:p>
        </draw:rect>
        <draw:rect draw:style-name="gr1" draw:text-style-name="P1" draw:layer="layout" svg:width="7.599cm" svg:height="0.867cm" svg:x="4.831cm" svg:y="14.857cm">
          <text:p text:style-name="P1"><text:span text:style-name="T8">Call</text:span></text:p>
          <text:p text:style-name="P1"><text:span text:style-name="T8">ImplyUnknowns()</text:span></text:p>
        </draw:rect>
        <draw:rect draw:style-name="gr1" draw:text-style-name="P1" draw:layer="layout" svg:width="7.599cm" svg:height="0.867cm" svg:x="4.832cm" svg:y="15.658cm">
          <text:p text:style-name="P1"><text:span text:style-name="T8">Call</text:span></text:p>
          <text:p text:style-name="P1"><text:span text:style-name="T8">FindAndSetGistOfSentence()</text:span></text:p>
        </draw:rect>
        <draw:custom-shape draw:style-name="gr13" draw:text-style-name="P1" draw:layer="layout" svg:width="2.54cm" svg:height="1.812cm" svg:x="7.342cm" svg:y="17.489cm">
          <text:p text:style-name="P1"><text:span text:style-name="T9">Has</text:span></text:p>
          <text:p text:style-name="P1"><text:span text:style-name="T9">Contra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6cm" svg:y1="16.589cm" svg:x2="8.626cm" svg:y2="17.568cm">
          <text:p/>
        </draw:line>
        <draw:line draw:style-name="gr7" draw:text-style-name="P1" draw:layer="layout" svg:x1="9.882cm" svg:y1="18.401cm" svg:x2="12.383cm" svg:y2="18.401cm">
          <text:p/>
        </draw:line>
        <draw:rect draw:style-name="gr1" draw:text-style-name="P1" draw:layer="layout" svg:width="7.599cm" svg:height="0.867cm" svg:x="12.433cm" svg:y="17.959cm">
          <text:p text:style-name="P1"><text:span text:style-name="T8">Call</text:span></text:p>
          <text:p text:style-name="P1"><text:span text:style-name="T8">DeconstructContractions()</text:span></text:p>
        </draw:rect>
        <draw:rect draw:style-name="gr1" draw:text-style-name="P1" draw:layer="layout" svg:width="7.599cm" svg:height="0.867cm" svg:x="12.434cm" svg:y="18.76cm">
          <text:p text:style-name="P1"><text:span text:style-name="T8">Call</text:span></text:p>
          <text:p text:style-name="P1"><text:span text:style-name="T8">StoreNewWords()</text:span></text:p>
        </draw:rect>
        <draw:rect draw:style-name="gr1" draw:text-style-name="P1" draw:layer="layout" svg:width="7.623cm" svg:height="0.867cm" svg:x="12.427cm" svg:y="19.564cm">
          <text:p text:style-name="P1"><text:span text:style-name="T8">Call</text:span></text:p>
          <text:p text:style-name="P1"><text:span text:style-name="T8">normal Parse() again {new data}</text:span></text:p>
        </draw:rect>
        <draw:rect draw:style-name="gr1" draw:text-style-name="P1" draw:layer="layout" svg:width="7.623cm" svg:height="0.867cm" svg:x="12.428cm" svg:y="20.365cm">
          <text:p text:style-name="P1"><text:span text:style-name="T8">Call</text:span></text:p>
          <text:p text:style-name="P1"><text:span text:style-name="T8">GatherAndSetAllSentenceData()</text:span></text:p>
        </draw:rect>
        <draw:rect draw:style-name="gr1" draw:text-style-name="P1" draw:layer="layout" svg:width="7.623cm" svg:height="0.867cm" svg:x="12.429cm" svg:y="21.166cm">
          <text:p text:style-name="P1"><text:span text:style-name="T8">Call</text:span></text:p>
          <text:p text:style-name="P1"><text:span text:style-name="T8">FindAndSetGistOfSentence()</text:span></text:p>
        </draw:rect>
        <draw:rect draw:style-name="gr1" draw:text-style-name="P1" draw:layer="layout" svg:width="7.599cm" svg:height="0.867cm" svg:x="12.431cm" svg:y="21.957cm">
          <text:p text:style-name="P1"><text:span text:style-name="T8">Save data to Long and Short term memory</text:span></text:p>
        </draw:rect>
        <draw:frame draw:style-name="gr4" draw:layer="layout" svg:width="1.069cm" svg:height="0.64cm" svg:x="9.583cm" svg:y="17.764cm">
          <draw:text-box>
            <text:p><text:span text:style-name="T10">Yes</text:span></text:p>
          </draw:text-box>
        </draw:frame>
        <draw:rect draw:style-name="gr1" draw:text-style-name="P1" draw:layer="layout" svg:width="7.599cm" svg:height="0.867cm" svg:x="4.833cm" svg:y="23.359cm">
          <text:p text:style-name="P1"><text:span text:style-name="T8">Call</text:span></text:p>
          <text:p text:style-name="P1"><text:span text:style-name="T8">FindSubject()</text:span></text:p>
        </draw:rect>
        <draw:line draw:style-name="gr7" draw:text-style-name="P1" draw:layer="layout" svg:x1="8.62cm" svg:y1="19.288cm" svg:x2="8.62cm" svg:y2="23.352cm">
          <text:p/>
        </draw:line>
        <draw:circle draw:style-name="gr6" draw:text-style-name="P1" draw:layer="layout" svg:width="0.635cm" svg:height="0.635cm" svg:x="15.992cm" svg:y="23.564cm">
          <text:p/>
        </draw:circle>
        <draw:line draw:style-name="gr7" draw:text-style-name="P1" draw:layer="layout" svg:x1="16.24cm" svg:y1="22.844cm" svg:x2="16.24cm" svg:y2="23.606cm">
          <text:p/>
        </draw:line>
        <draw:line draw:style-name="gr7" draw:text-style-name="P1" draw:layer="layout" svg:x1="15.986cm" svg:y1="23.86cm" svg:x2="12.43cm" svg:y2="23.86cm">
          <text:p/>
        </draw:line>
        <draw:frame draw:style-name="gr4" draw:layer="layout" svg:width="0.951cm" svg:height="0.64cm" svg:x="8.431cm" svg:y="19.161cm">
          <draw:text-box>
            <text:p><text:span text:style-name="T10">No</text:span></text:p>
          </draw:text-box>
        </draw:frame>
        <draw:circle draw:style-name="gr6" draw:text-style-name="P1" draw:layer="layout" svg:width="0.635cm" svg:height="0.635cm" svg:x="2.892cm" svg:y="10.364cm">
          <text:p/>
        </draw:circle>
        <draw:rect draw:style-name="gr12" draw:text-style-name="P4" draw:layer="layout" svg:width="3.927cm" svg:height="0.816cm" svg:x="6.616cm" svg:y="25.072cm">
          <text:p text:style-name="P4"><text:span text:style-name="T5">Verbose Point</text:span></text:p>
          <text:p text:style-name="P4"><text:span text:style-name="T5">c_Brain.h</text:span></text:p>
        </draw:rect>
        <draw:line draw:style-name="gr7" draw:text-style-name="P1" draw:layer="layout" svg:x1="8.62cm" svg:y1="24.368cm" svg:x2="8.62cm" svg:y2="25.13cm">
          <text:p/>
        </draw:line>
        <draw:line draw:style-name="gr14" draw:text-style-name="P1" draw:layer="layout" svg:x1="8.62cm" svg:y1="26.019cm" svg:x2="8.62cm" svg:y2="26.781cm">
          <text:p/>
        </draw:line>
        <draw:frame draw:style-name="gr4" draw:layer="layout" svg:width="2.555cm" svg:height="0.603cm" svg:x="9.24cm" svg:y="26.273cm">
          <draw:text-box>
            <text:p><text:span text:style-name="T11">See next page</text:span></text:p>
          </draw:text-box>
        </draw:frame>
        <draw:line draw:style-name="gr7" draw:text-style-name="P1" draw:layer="layout" svg:x1="3.159cm" svg:y1="11.033cm" svg:x2="3.159cm" svg:y2="26.781cm">
          <text:p/>
        </draw:line>
        <draw:circle draw:style-name="gr6" draw:text-style-name="P1" draw:layer="layout" svg:width="0.635cm" svg:height="0.635cm" svg:x="1.193cm" svg:y="7.065cm">
          <text:p/>
        </draw:circle>
        <draw:line draw:style-name="gr7" draw:text-style-name="P1" draw:layer="layout" svg:x1="1.889cm" svg:y1="7.35cm" svg:x2="8.239cm" svg:y2="7.35cm">
          <text:p/>
        </draw:line>
        <draw:line draw:style-name="gr7" draw:text-style-name="P1" draw:layer="layout" svg:x1="1.508cm" svg:y1="26.781cm" svg:x2="1.508cm" svg:y2="7.731cm">
          <text:p/>
        </draw:line>
        <draw:custom-shape draw:style-name="gr11" draw:text-style-name="P5" draw:layer="layout" svg:width="3.937cm" svg:height="1.016cm" svg:x="14.335cm" svg:y="11.795cm">
          <text:p text:style-name="P5"><text:span text:style-name="T11">See c_Sentence.h::Parse()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4.364cm" svg:y="13.283cm">
          <text:p text:style-name="P5"><text:span text:style-name="T11">Located in</text:span></text:p>
          <text:p text:style-name="P5"><text:span text:style-name="T11">Cerebellum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4.393cm" svg:y="14.971cm">
          <text:p text:style-name="P5"><text:span text:style-name="T11">Located in</text:span></text:p>
          <text:p text:style-name="P5"><text:span text:style-name="T11">c_Language.h</text:span></text:p>
          <draw:enhanced-geometry svg:viewBox="0 0 21600 21600" draw:text-areas="800 800 20800 20800" draw:type="round-rectangular-callout" draw:modifiers="-11787.3031995937 3270.79646017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4.719cm" svg:y="16.672cm">
          <text:p text:style-name="P5"><text:span text:style-name="T11">Also located in</text:span></text:p>
          <text:p text:style-name="P5"><text:span text:style-name="T11">c_Language.h</text:span></text:p>
          <draw:enhanced-geometry svg:viewBox="0 0 21600 21600" draw:text-areas="800 800 20800 20800" draw:type="round-rectangular-callout" draw:modifiers="-14266.531234129 -10003.5398230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3.364cm" svg:y="7.583cm">
          <text:p text:style-name="P5"><text:span text:style-name="T11">Local copy of</text:span></text:p>
          <text:p text:style-name="P5"><text:span text:style-name="T11"><text:s/></text:span><text:span text:style-name="T11">c_Sentence.h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3.693cm" svg:y="9.771cm">
          <text:p text:style-name="P5"><text:span text:style-name="T11">Function inside</text:span></text:p>
          <text:p text:style-name="P5"><text:span text:style-name="T11">c_Brain.h</text:span></text:p>
          <draw:enhanced-geometry svg:viewBox="0 0 21600 21600" draw:text-areas="800 800 20800 20800" draw:type="round-rectangular-callout" draw:modifiers="-11463.687150838 1953.98230088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3.937cm" svg:height="1.016cm" svg:x="14.419cm" svg:y="25.437cm">
          <text:p text:style-name="P5"><text:span text:style-name="T11">Also located in</text:span></text:p>
          <text:p text:style-name="P5"><text:span text:style-name="T11">c_Language.h</text:span></text:p>
          <draw:enhanced-geometry svg:viewBox="0 0 21600 21600" draw:text-areas="800 800 20800 20800" draw:type="round-rectangular-callout" draw:modifiers="-17705.6373793804 -31879.6460176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" draw:text-style-name="P1" draw:layer="layout" svg:width="7.599cm" svg:height="0.867cm" svg:x="4.834cm" svg:y="2.26cm">
          <text:p text:style-name="P1"><text:span text:style-name="T8">Call</text:span></text:p>
          <text:p text:style-name="P1"><text:span text:style-name="T8">DecipherCurrentSentence()</text:span></text:p>
        </draw:rect>
        <draw:custom-shape draw:style-name="gr13" draw:text-style-name="P1" draw:layer="layout" svg:width="2.54cm" svg:height="1.812cm" svg:x="7.343cm" svg:y="6.79cm">
          <text:p text:style-name="P1"><text:span text:style-name="T9">Need to ReRu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6" draw:text-style-name="P1" draw:layer="layout" svg:width="0.635cm" svg:height="0.635cm" svg:x="1.194cm" svg:y="7.366cm">
          <text:p/>
        </draw:circle>
        <draw:line draw:style-name="gr7" draw:text-style-name="P1" draw:layer="layout" svg:x1="7.35cm" svg:y1="7.718cm" svg:x2="1.762cm" svg:y2="7.718cm">
          <text:p/>
        </draw:line>
        <draw:circle draw:style-name="gr6" draw:text-style-name="P1" draw:layer="layout" svg:width="0.635cm" svg:height="0.635cm" svg:x="2.893cm" svg:y="3.765cm">
          <text:p/>
        </draw:circle>
        <draw:line draw:style-name="gr7" draw:text-style-name="P1" draw:layer="layout" svg:x1="1.508cm" svg:y1="7.35cm" svg:x2="1.508cm" svg:y2="1.254cm">
          <text:p/>
        </draw:line>
        <draw:line draw:style-name="gr7" draw:text-style-name="P1" draw:layer="layout" svg:x1="3.232cm" svg:y1="1.254cm" svg:x2="3.232cm" svg:y2="3.794cm">
          <text:p/>
        </draw:line>
        <draw:line draw:style-name="gr7" draw:text-style-name="P1" draw:layer="layout" svg:x1="8.62cm" svg:y1="1.254cm" svg:x2="8.62cm" svg:y2="2.27cm">
          <text:p/>
        </draw:line>
        <draw:circle draw:style-name="gr6" draw:text-style-name="P1" draw:layer="layout" svg:width="0.635cm" svg:height="0.635cm" svg:x="8.294cm" svg:y="3.766cm">
          <text:p/>
        </draw:circle>
        <draw:line draw:style-name="gr7" draw:text-style-name="P1" draw:layer="layout" svg:x1="8.62cm" svg:y1="3.159cm" svg:x2="8.62cm" svg:y2="3.794cm">
          <text:p/>
        </draw:line>
        <draw:line draw:style-name="gr7" draw:text-style-name="P1" draw:layer="layout" svg:x1="3.54cm" svg:y1="4.048cm" svg:x2="8.366cm" svg:y2="4.048cm">
          <text:p/>
        </draw:line>
        <draw:line draw:style-name="gr7" draw:text-style-name="P1" draw:layer="layout" svg:x1="8.62cm" svg:y1="4.429cm" svg:x2="8.62cm" svg:y2="6.842cm">
          <text:p/>
        </draw:line>
        <draw:frame draw:style-name="gr4" draw:layer="layout" svg:width="1.069cm" svg:height="0.64cm" svg:x="6.408cm" svg:y="7.218cm">
          <draw:text-box>
            <text:p><text:span text:style-name="T10">Yes</text:span></text:p>
          </draw:text-box>
        </draw:frame>
        <draw:rect draw:style-name="gr1" draw:text-style-name="P1" draw:layer="layout" svg:width="7.599cm" svg:height="0.867cm" svg:x="4.831cm" svg:y="9.763cm">
          <text:p text:style-name="P1"><text:span text:style-name="T8">Call</text:span></text:p>
          <text:p text:style-name="P1"><text:span text:style-name="T8">FindSubject()</text:span></text:p>
        </draw:rect>
        <draw:rect draw:style-name="gr1" draw:text-style-name="P1" draw:layer="layout" svg:width="7.599cm" svg:height="0.867cm" svg:x="4.832cm" svg:y="10.564cm">
          <text:p text:style-name="P1"><text:span text:style-name="T8">Call</text:span></text:p>
          <text:p text:style-name="P1"><text:span text:style-name="T8">StoreNewWords()</text:span></text:p>
        </draw:rect>
        <draw:rect draw:style-name="gr1" draw:text-style-name="P1" draw:layer="layout" svg:width="7.599cm" svg:height="0.867cm" svg:x="4.833cm" svg:y="11.365cm">
          <text:p text:style-name="P1"><text:span text:style-name="T8">Call</text:span></text:p>
          <text:p text:style-name="P1"><text:span text:style-name="T8">SetSubjectInStack()</text:span></text:p>
        </draw:rect>
        <draw:frame draw:style-name="gr4" draw:text-style-name="P3" draw:layer="layout" svg:width="7.762cm" svg:height="1.75cm" svg:x="12.139cm" svg:y="1.015cm">
          <draw:text-box>
            <text:p text:style-name="P3">Sophie::c_Brain.h</text:p>
            <text:p text:style-name="P6"><text:span text:style-name="T2">cont.</text:span></text:p>
          </draw:text-box>
        </draw:frame>
        <draw:line draw:style-name="gr7" draw:text-style-name="P1" draw:layer="layout" svg:x1="8.62cm" svg:y1="8.62cm" svg:x2="8.62cm" svg:y2="9.763cm">
          <text:p/>
        </draw:line>
        <draw:custom-shape draw:style-name="gr13" draw:text-style-name="P1" draw:layer="layout" svg:width="2.54cm" svg:height="1.812cm" svg:x="7.344cm" svg:y="13.791cm">
          <text:p text:style-name="P1"><text:span text:style-name="T9">Previous Command</text:span></text:p>
          <text:p text:style-name="P1"><text:span text:style-name="T9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cm" svg:y1="12.303cm" svg:x2="8.62cm" svg:y2="13.827cm">
          <text:p/>
        </draw:line>
        <draw:rect draw:style-name="gr1" draw:text-style-name="P1" draw:layer="layout" svg:width="7.599cm" svg:height="0.867cm" svg:x="11.234cm" svg:y="14.266cm">
          <text:p text:style-name="P1"><text:span text:style-name="T8">If Exit command change input data</text:span></text:p>
          <text:p text:style-name="P1"><text:span text:style-name="T8">to “end”</text:span></text:p>
        </draw:rect>
        <draw:line draw:style-name="gr7" draw:text-style-name="P1" draw:layer="layout" svg:x1="9.89cm" svg:y1="14.716cm" svg:x2="11.287cm" svg:y2="14.716cm">
          <text:p/>
        </draw:line>
        <draw:frame draw:style-name="gr4" draw:layer="layout" svg:width="0.968cm" svg:height="0.569cm" svg:x="9.636cm" svg:y="14.274cm">
          <draw:text-box>
            <text:p><text:span text:style-name="T3">Yes</text:span></text:p>
          </draw:text-box>
        </draw:frame>
        <draw:circle draw:style-name="gr6" draw:text-style-name="P1" draw:layer="layout" svg:width="0.635cm" svg:height="0.635cm" svg:x="8.295cm" svg:y="18.367cm">
          <text:p/>
        </draw:circle>
        <draw:circle draw:style-name="gr6" draw:text-style-name="P1" draw:layer="layout" svg:width="0.635cm" svg:height="0.635cm" svg:x="14.696cm" svg:y="18.368cm">
          <text:p/>
        </draw:circle>
        <draw:line draw:style-name="gr7" draw:text-style-name="P1" draw:layer="layout" svg:x1="14.97cm" svg:y1="15.224cm" svg:x2="14.97cm" svg:y2="18.399cm">
          <text:p/>
        </draw:line>
        <draw:line draw:style-name="gr7" draw:text-style-name="P1" draw:layer="layout" svg:x1="8.62cm" svg:y1="15.605cm" svg:x2="8.62cm" svg:y2="18.399cm">
          <text:p/>
        </draw:line>
        <draw:line draw:style-name="gr7" draw:text-style-name="P1" draw:layer="layout" svg:x1="14.716cm" svg:y1="18.78cm" svg:x2="8.874cm" svg:y2="18.78cm">
          <text:p/>
        </draw:line>
        <draw:rect draw:style-name="gr1" draw:text-style-name="P1" draw:layer="layout" svg:width="7.599cm" svg:height="0.867cm" svg:x="4.834cm" svg:y="21.266cm">
          <text:p text:style-name="P1"><text:span text:style-name="T8">Return Control to main()</text:span></text:p>
        </draw:rect>
        <draw:line draw:style-name="gr7" draw:text-style-name="P1" draw:layer="layout" svg:x1="8.62cm" svg:y1="19.034cm" svg:x2="8.62cm" svg:y2="21.32cm">
          <text:p/>
        </draw:line>
        <draw:custom-shape draw:style-name="gr11" draw:text-style-name="P1" draw:layer="layout" svg:width="3.683cm" svg:height="2.159cm" svg:x="16.621cm" svg:y="17.51cm">
          <text:p text:style-name="P1"><text:span text:style-name="T3">We've been working with</text:span></text:p>
          <text:p text:style-name="P1"><text:span text:style-name="T3">a pointer to the original</text:span></text:p>
          <text:p text:style-name="P1"><text:span text:style-name="T3">input data so we can modify</text:span></text:p>
          <text:p text:style-name="P1"><text:span text:style-name="T3">it so that the calling</text:span></text:p>
          <text:p text:style-name="P1"><text:span text:style-name="T3">function will see the</text:span></text:p>
          <text:p text:style-name="P1"><text:span text:style-name="T3">change to “end”.</text:span></text:p>
          <draw:enhanced-geometry svg:viewBox="0 0 21600 21600" draw:text-areas="800 800 20800 20800" draw:type="round-rectangular-callout" draw:modifiers="-3324.42996742671 -24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.683cm" svg:height="2.159cm" svg:x="16.494cm" svg:y="5.318cm">
          <text:p text:style-name="P1"><text:span text:style-name="T3">Things changed so let's </text:span></text:p>
          <text:p text:style-name="P1"><text:span text:style-name="T3">see if we can do a better</text:span></text:p>
          <text:p text:style-name="P1"><text:span text:style-name="T3">job at finding the subject</text:span></text:p>
          <text:p text:style-name="P1"><text:span text:style-name="T3">and indirect object.</text:span></text:p>
          <draw:enhanced-geometry svg:viewBox="0 0 21600 21600" draw:text-areas="800 800 20800 20800" draw:type="round-rectangular-callout" draw:modifiers="-28342.671009772 471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.6cm" svg:height="0.923cm" svg:x="16.577cm" svg:y="7.697cm">
          <text:p text:style-name="P1"><text:span text:style-name="T3">Update our memory cells.</text:span></text:p>
          <draw:enhanced-geometry svg:viewBox="0 0 21600 21600" draw:text-areas="800 800 20800 20800" draw:type="round-rectangular-callout" draw:modifiers="-29085.9205776173 76067.5324675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.6cm" svg:height="0.923cm" svg:x="16.553cm" svg:y="9.362cm">
          <text:p text:style-name="P1"><text:span text:style-name="T3">Update our context tracking</text:span></text:p>
          <text:p text:style-name="P1"><text:span text:style-name="T3">ability.</text:span></text:p>
          <draw:enhanced-geometry svg:viewBox="0 0 21600 21600" draw:text-areas="800 800 20800 20800" draw:type="round-rectangular-callout" draw:modifiers="-28875.9788947515 58511.6883116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.318cm" svg:height="0.889cm" svg:x="11.287cm" svg:y="4.048cm">
          <text:p text:style-name="P1"><text:span text:style-name="T3">Located in c_Cortext.h</text:span></text:p>
          <text:p text:style-name="P1"><text:span text:style-name="T3">This is a large process</text:span></text:p>
          <draw:enhanced-geometry svg:viewBox="0 0 21600 21600" draw:text-areas="800 800 20800 20800" draw:type="round-rectangular-callout" draw:modifiers="370.085667978699 -29366.2921348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.318cm" svg:height="0.889cm" svg:x="10.788cm" svg:y="6.143cm">
          <text:p text:style-name="P1"><text:span text:style-name="T3">Sometimes Decipher wants to</text:span></text:p>
          <text:p text:style-name="P1"><text:span text:style-name="T3">run it all again.</text:span></text:p>
          <draw:enhanced-geometry svg:viewBox="0 0 21600 21600" draw:text-areas="800 800 20800 20800" draw:type="round-rectangular-callout" draw:modifiers="-8346.93216022227 303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0.997cm" svg:height="0.687cm" svg:x="8.493cm" svg:y="8.493cm">
          <draw:text-box>
            <text:p><text:span text:style-name="T8">No</text:span></text:p>
          </draw:text-box>
        </draw:frame>
        <draw:frame draw:style-name="gr4" draw:layer="layout" svg:width="0.862cm" svg:height="0.569cm" svg:x="8.393cm" svg:y="15.478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11T07:20:07.19</meta:creation-date>
    <dc:date>2019-02-11T18:53:30.99</dc:date>
    <dc:creator>Daniel Ankrom</dc:creator>
    <meta:editing-duration>PT11H33M22S</meta:editing-duration>
    <meta:editing-cycles>5</meta:editing-cycles>
    <meta:generator>OpenOffice/4.1.6$Win32 OpenOffice.org_project/416m1$Build-9790</meta:generator>
    <meta:printed-by>Daniel Ankrom</meta:printed-by>
    <meta:print-date>2019-02-11T17:16:56.53</meta:print-date>
    <meta:document-statistic meta:object-count="123"/>
  </office:meta>
</office:document-meta>
</file>